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9in" style:rel-column-width="1041*"/>
    </style:style>
    <style:style style:name="Table2.B" style:family="table-column">
      <style:table-column-properties style:column-width="4.1889in" style:rel-column-width="6032*"/>
    </style:style>
    <style:style style:name="Table2.C" style:family="table-column">
      <style:table-column-properties style:column-width="1.7813in" style:rel-column-width="256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d9229" officeooo:paragraph-rsid="000d9229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3" style:family="paragraph" style:parent-style-name="Standard">
      <style:text-properties style:font-name="Liberation Sans" officeooo:rsid="0011f040" officeooo:paragraph-rsid="0021628a"/>
    </style:style>
    <style:style style:name="P4" style:family="paragraph" style:parent-style-name="Standard">
      <style:text-properties style:font-name="Liberation Sans" officeooo:rsid="004119fd" officeooo:paragraph-rsid="004119fd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6" style:family="paragraph" style:parent-style-name="Standard">
      <style:paragraph-properties fo:margin-top="0.0598in" fo:margin-bottom="0.0598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e37a3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443550" style:font-size-asian="10pt" style:font-size-complex="10pt"/>
    </style:style>
    <style:style style:name="P9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0d9229" officeooo:paragraph-rsid="0021628a" style:font-size-asian="10pt" style:font-size-complex="10pt"/>
    </style:style>
    <style:style style:name="P11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4119fd" officeooo:paragraph-rsid="004119fd" style:font-size-asian="10pt" style:font-size-complex="10pt"/>
    </style:style>
    <style:style style:name="P12" style:family="paragraph" style:parent-style-name="Standard">
      <style:text-properties style:font-name="Liberation Sans" fo:font-size="10pt" officeooo:rsid="004119fd" officeooo:paragraph-rsid="004119fd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14" style:family="paragraph" style:parent-style-name="Standard">
      <style:text-properties style:font-name="Liberation Sans" fo:font-size="10pt" style:text-underline-style="solid" style:text-underline-width="auto" style:text-underline-color="font-color" officeooo:rsid="0021628a" officeooo:paragraph-rsid="0021628a" style:font-size-asian="10pt" style:font-size-complex="10pt"/>
    </style:style>
    <style:style style:name="P15" style:family="paragraph" style:parent-style-name="Standard">
      <style:text-properties style:font-name="Liberation Sans" officeooo:rsid="00463f84" officeooo:paragraph-rsid="0048282b"/>
    </style:style>
    <style:style style:name="P16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43550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18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fo:background-color="#cccccc" style:font-size-asian="10pt" style:font-size-complex="10pt"/>
    </style:style>
    <style:style style:name="P20" style:family="paragraph" style:parent-style-name="Table_20_Contents">
      <style:text-properties style:font-name="Liberation Sans" fo:font-size="10pt" style:font-size-asian="10pt" style:font-size-complex="10pt"/>
    </style:style>
    <style:style style:name="P21" style:family="paragraph" style:parent-style-name="Table_20_Contents">
      <style:text-properties style:font-name="Liberation Sans" fo:font-size="10pt" officeooo:rsid="0049d999" officeooo:paragraph-rsid="0049d999" style:font-size-asian="10pt" style:font-size-complex="10pt"/>
    </style:style>
    <style:style style:name="P22" style:family="paragraph" style:parent-style-name="Table_20_Contents">
      <style:text-properties style:font-name="Liberation Sans" fo:font-size="10pt" officeooo:rsid="004b7976" officeooo:paragraph-rsid="004b7976" style:font-size-asian="10pt" style:font-size-complex="10pt"/>
    </style:style>
    <style:style style:name="P23" style:family="paragraph" style:parent-style-name="Table_20_Contents">
      <style:text-properties style:font-name="Noto Mono" fo:font-size="10pt" officeooo:rsid="0048343e" officeooo:paragraph-rsid="0048343e" style:font-size-asian="10pt" style:font-size-complex="10pt"/>
    </style:style>
    <style:style style:name="P24" style:family="paragraph" style:parent-style-name="Table_20_Contents">
      <style:text-properties style:font-name="Noto Mono" fo:font-size="10pt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49d999" officeooo:paragraph-rsid="0049d999" style:font-size-asian="10pt" style:font-size-complex="10pt"/>
    </style:style>
    <style:style style:name="P26" style:family="paragraph" style:parent-style-name="Table_20_Contents">
      <style:text-properties style:font-name="Noto Mono" fo:font-size="10pt" officeooo:rsid="004b7976" officeooo:paragraph-rsid="004b7976" style:font-size-asian="10pt" style:font-size-complex="10pt"/>
    </style:style>
    <style:style style:name="P27" style:family="paragraph" style:parent-style-name="Table_20_Contents">
      <style:text-properties style:font-name="Noto Mono" fo:font-size="10pt" officeooo:rsid="0048343e" officeooo:paragraph-rsid="0048343e" fo:background-color="#cccccc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49d999" officeooo:paragraph-rsid="0049d999" fo:background-color="#cccccc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4b7976" officeooo:paragraph-rsid="004b7976" fo:background-color="#cccccc" style:font-size-asian="10pt" style:font-size-complex="10pt"/>
    </style:style>
    <style:style style:name="T1" style:family="text">
      <style:text-properties officeooo:rsid="000daa96"/>
    </style:style>
    <style:style style:name="T2" style:family="text">
      <style:text-properties officeooo:rsid="0016e5e1"/>
    </style:style>
    <style:style style:name="T3" style:family="text">
      <style:text-properties officeooo:rsid="004119fd"/>
    </style:style>
    <style:style style:name="T4" style:family="text">
      <style:text-properties officeooo:rsid="00443550"/>
    </style:style>
    <style:style style:name="T5" style:family="text">
      <style:text-properties officeooo:rsid="00463f84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48282b"/>
    </style:style>
    <style:style style:name="T8" style:family="text">
      <style:text-properties officeooo:rsid="0048343e"/>
    </style:style>
    <style:style style:name="T9" style:family="text">
      <style:text-properties officeooo:rsid="004b7976"/>
    </style:style>
    <style:style style:name="T10" style:family="text">
      <style:text-properties style:font-name="Noto Mono"/>
    </style:style>
    <style:style style:name="T11" style:family="text">
      <style:text-properties style:font-name="Noto Mono" officeooo:rsid="004e37a3"/>
    </style:style>
    <style:style style:name="T12" style:family="text">
      <style:text-properties officeooo:rsid="004e37a3"/>
    </style:style>
    <style:style style:name="T13" style:family="text">
      <style:text-properties officeooo:rsid="004e4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is <text:span text:style-name="T3">interfejsu do zasilaczy +/-10A (Uppsala)</text:span></text:p>
      <text:p text:style-name="P1"/>
      <text:p text:style-name="P1"/>
      <text:p text:style-name="P9">Data: <text:span text:style-name="T3">07</text:span><text:span text:style-name="T2"> </text:span><text:span text:style-name="T3">października</text:span><text:span text:style-name="T2"> </text:span>2025</text:p>
      <text:p text:style-name="P9">Sporządził: K. Olejarczyk</text:p>
      <text:p text:style-name="P9"/>
      <text:p text:style-name="P14">Opis</text:p>
      <text:p text:style-name="P10"><text:span text:style-name="T1">T</text:span><text:span text:style-name="T3">ematem tego opisu jest komunikacja z zasilaczami przez RS232.</text:span></text:p>
      <text:p text:style-name="P11">Parametry transmisji: 4800 baud, 8 bitów, 1 bit stopu, brak kontroli parzystości.</text:p>
      <text:p text:style-name="P12">Transmisja do zasilaczy musi być buforowana (komenda musi być wysłana jednym ciągiem). Wysłanie paczki bajtów (komendy) następuje po naciśnięciu Enter. Na końcu paczki bajtów musi być &lt;CR&gt;&lt;LF&gt;.</text:p>
      <text:p text:style-name="P6">Protokół transmisji składa się z następujących komend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Komenda</text:p>
          </table:table-cell>
          <table:table-cell table:style-name="Table2.A1" office:value-type="string">
            <text:p text:style-name="P8"><text:span text:style-name="T5">O</text:span>pis</text:p>
          </table:table-cell>
          <table:table-cell table:style-name="Table2.C1" office:value-type="string">
            <text:p text:style-name="P8">Przykłady</text:p>
          </table:table-cell>
        </table:table-row>
        <table:table-row>
          <table:table-cell table:style-name="Table2.A2" office:value-type="string">
            <text:p text:style-name="P25">Z</text:p>
          </table:table-cell>
          <table:table-cell table:style-name="Table2.A2" office:value-type="string">
            <text:p text:style-name="P21">Wybiera zasilacz, do którego będą kierowane następne komendy</text:p>
          </table:table-cell>
          <table:table-cell table:style-name="Table2.C2" office:value-type="string">
            <text:p text:style-name="P25">Z1</text:p>
          </table:table-cell>
        </table:table-row>
        <table:table-row>
          <table:table-cell table:style-name="Table2.A2" office:value-type="string">
            <text:p text:style-name="P25">?Z</text:p>
          </table:table-cell>
          <table:table-cell table:style-name="Table2.A2" office:value-type="string">
            <text:p text:style-name="P21">Pokazuje numer zasilacza wybranego do komunikacji</text:p>
          </table:table-cell>
          <table:table-cell table:style-name="Table2.C2" office:value-type="string">
            <text:p text:style-name="P28">1</text:p>
          </table:table-cell>
        </table:table-row>
        <table:table-row>
          <table:table-cell table:style-name="Table2.A2" office:value-type="string">
            <text:p text:style-name="P17">PC</text:p>
          </table:table-cell>
          <table:table-cell table:style-name="Table2.A2" office:value-type="string">
            <text:p text:style-name="P5">Ustawia wartość prądu zasilacza w amperach</text:p>
          </table:table-cell>
          <table:table-cell table:style-name="Table2.C2" office:value-type="string">
            <text:p text:style-name="P16">PC0</text:p>
            <text:p text:style-name="P16">PC-1.23</text:p>
          </table:table-cell>
        </table:table-row>
        <table:table-row>
          <table:table-cell table:style-name="Table2.A2" office:value-type="string">
            <text:p text:style-name="P17"><text:span text:style-name="T5">?</text:span>PC</text:p>
          </table:table-cell>
          <table:table-cell table:style-name="Table2.A2" office:value-type="string">
            <text:p text:style-name="P13">Odczytuje wartość zadaną prądu w amperach<text:span text:style-name="T12"> (tj. argument ostatniej komendy "</text:span><text:span text:style-name="T11">PC</text:span><text:span text:style-name="T12">" odnoszącej się do wybranego zasilacza)</text:span></text:p>
          </table:table-cell>
          <table:table-cell table:style-name="Table2.C2" office:value-type="string">
            <text:p text:style-name="P17"><text:span text:style-name="T5">?</text:span>PC</text:p>
            <text:p text:style-name="P19">-1.23</text:p>
          </table:table-cell>
        </table:table-row>
        <table:table-row>
          <table:table-cell table:style-name="Table2.A2" office:value-type="string">
            <text:p text:style-name="P17">PCX</text:p>
          </table:table-cell>
          <table:table-cell table:style-name="Table2.A2" office:value-type="string">
            <text:p text:style-name="P5">Ustawia wartość prądu zasilacza w jednostkach DAC<text:span text:style-name="T4"> zapisanych szestnastkowo</text:span><text:span text:style-name="T8"> (bez znaku)</text:span></text:p>
          </table:table-cell>
          <table:table-cell table:style-name="Table2.C2" office:value-type="string">
            <text:p text:style-name="P18">PCX0</text:p>
            <text:p text:style-name="P17">PCXFFF</text:p>
          </table:table-cell>
        </table:table-row>
        <table:table-row>
          <table:table-cell table:style-name="Table2.A2" office:value-type="string">
            <text:p text:style-name="P23">?PCX</text:p>
          </table:table-cell>
          <table:table-cell table:style-name="Table2.A2" office:value-type="string">
            <text:p text:style-name="P7"><text:span text:style-name="T8">Odczytuje</text:span> wartość prądu zasilacza w jednostkach DAC<text:span text:style-name="T12"> </text:span></text:p>
            <text:p text:style-name="P7"><text:span text:style-name="T12">(tj. argument ostatniej komendy "</text:span><text:span text:style-name="T11">PCX</text:span><text:span text:style-name="T12">" odnoszącej się do wybranego zasilacza)</text:span></text:p>
          </table:table-cell>
          <table:table-cell table:style-name="Table2.C2" office:value-type="string">
            <text:p text:style-name="P23">?PCX</text:p>
            <text:p text:style-name="P27">FFF</text:p>
          </table:table-cell>
        </table:table-row>
        <table:table-row>
          <table:table-cell table:style-name="Table2.A2" office:value-type="string">
            <text:p text:style-name="P25">POWER</text:p>
          </table:table-cell>
          <table:table-cell table:style-name="Table2.A2" office:value-type="string">
            <text:p text:style-name="P21">Włącza / wyłącza stycznik mocy</text:p>
          </table:table-cell>
          <table:table-cell table:style-name="Table2.C2" office:value-type="string">
            <text:p text:style-name="P25">POWER<text:span text:style-name="T9">0</text:span></text:p>
            <text:p text:style-name="P25">POWER<text:span text:style-name="T9">1</text:span></text:p>
          </table:table-cell>
        </table:table-row>
        <table:table-row>
          <table:table-cell table:style-name="Table2.A2" office:value-type="string">
            <text:p text:style-name="P25">?POWER</text:p>
          </table:table-cell>
          <table:table-cell table:style-name="Table2.A2" office:value-type="string">
            <text:p text:style-name="P21">Pokazuje stan stycznika mocy</text:p>
          </table:table-cell>
          <table:table-cell table:style-name="Table2.C2" office:value-type="string">
            <text:p text:style-name="P25">?POWER</text:p>
            <text:p text:style-name="P28"><text:span text:style-name="T9">1</text:span></text:p>
          </table:table-cell>
        </table:table-row>
        <table:table-row>
          <table:table-cell table:style-name="Table2.A2" office:value-type="string">
            <text:p text:style-name="P26">MY</text:p>
          </table:table-cell>
          <table:table-cell table:style-name="Table2.A2" office:value-type="string">
            <text:p text:style-name="P22">Mierzy stan logiczny sygnału zwrotnego z zasilacza (Sig2 na schemacie); powinno być "0" po "<text:span text:style-name="T10">PCX0</text:span>" oraz "1" po "<text:span text:style-name="T10">PCXFFF</text:span>"<text:span text:style-name="T13">, jeśli zasilacz reaguje prawidłowo</text:span></text:p>
          </table:table-cell>
          <table:table-cell table:style-name="Table2.C2" office:value-type="string">
            <text:p text:style-name="P26">MY</text:p>
            <text:p text:style-name="P29">1</text:p>
          </table:table-cell>
        </table:table-row>
      </table:table>
      <text:p text:style-name="P4"/>
      <text:p text:style-name="P15"><text:span text:style-name="T6">Szare tło</text:span> oznacza odpowiedź zasilacza<text:span text:style-name="T7"> (</text:span>przykładową<text:span text:style-name="T7">)</text:span><text:span text:style-name="T12">.</text:span></text:p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07T12:57:27.849598563</dc:date>
    <meta:editing-duration>PT5H39M58S</meta:editing-duration>
    <meta:editing-cycles>49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0" meta:object-count="0" meta:page-count="1" meta:paragraph-count="47" meta:word-count="199" meta:character-count="1343" meta:non-whitespace-character-count="1190"/>
  </office:meta>
</office:document-meta>
</file>